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Consolas" svg:font-family="Consolas" style:font-family-generic="modern" style:font-pitch="fixed"/>
    <style:font-face style:name="みかちゃん-PB" svg:font-family="みかちゃん-P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6e6ff" draw:textarea-horizontal-align="justify" draw:textarea-vertical-align="middle" draw:auto-grow-height="false" fo:min-height="8.25cm" fo:min-width="2.5cm"/>
    </style:style>
    <style:style style:name="gr2" style:family="graphic" style:parent-style-name="standard">
      <style:graphic-properties svg:stroke-color="#666666" draw:fill="solid" draw:fill-color="#e6e6ff" draw:textarea-horizontal-align="justify" draw:textarea-vertical-align="middle" draw:auto-grow-height="false" fo:min-height="1.25cm" fo:min-width="5.8cm"/>
    </style:style>
    <style:style style:name="gr3" style:family="graphic" style:parent-style-name="standard">
      <style:graphic-properties svg:stroke-color="#666666" draw:fill="solid" draw:fill-color="#e6e6ff" draw:textarea-horizontal-align="justify" draw:textarea-vertical-align="middle" draw:auto-grow-height="false" fo:min-height="8.25cm" fo:min-width="17.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13cm" fo:min-width="1.2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35cm" fo:min-width="0cm"/>
    </style:style>
    <style:style style:name="gr7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0.472cm" fo:min-width="5.122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81cm" fo:min-width="4.35cm"/>
    </style:style>
    <style:style style:name="gr9" style:family="graphic" style:parent-style-name="objectwithoutfill">
      <style:graphic-properties svg:stroke-color="#666666" draw:marker-end="Arrow" draw:marker-end-width="0.3cm" draw:fill="none" draw:fill-color="#e6e6e6" draw:textarea-vertical-align="middle"/>
    </style:style>
    <style:style style:name="gr10" style:family="graphic" style:parent-style-name="objectwithoutfill">
      <style:graphic-properties draw:stroke="dash" draw:stroke-dash="Fine_20_Dashed" svg:stroke-color="#666666" draw:marker-end="Arrow" draw:marker-end-width="0.3cm" draw:fill="none" draw:fill-color="#e6e6e6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991cm" fo:min-width="1.166cm"/>
    </style:style>
    <style:style style:name="gr12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0.382cm" fo:min-width="1.232cm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35cm" fo:min-width="0.982cm"/>
    </style:style>
    <style:style style:name="gr14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0.382cm" fo:min-width="1.532cm"/>
    </style:style>
    <style:style style:name="gr15" style:family="graphic" style:parent-style-name="standard">
      <style:graphic-properties svg:stroke-color="#666666" draw:fill="solid" draw:fill-color="#ffffcc" draw:textarea-horizontal-align="justify" draw:textarea-vertical-align="middle" draw:auto-grow-height="false" fo:min-height="2.134cm" fo:min-width="1.901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45cm" fo:min-width="0.566cm"/>
    </style:style>
    <style:style style:name="gr17" style:family="graphic" style:parent-style-name="standard">
      <style:graphic-properties svg:stroke-color="#666666" draw:fill="solid" draw:fill-color="#e6e6e6" draw:textarea-horizontal-align="justify" draw:textarea-vertical-align="middle" draw:auto-grow-height="false" fo:min-height="3.27cm" fo:min-width="11.7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53cm" fo:min-width="1.2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87cm" fo:min-width="1.337cm"/>
    </style:style>
    <style:style style:name="gr20" style:family="graphic" style:parent-style-name="standard">
      <style:graphic-properties svg:stroke-color="#666666" draw:fill="solid" draw:fill-color="#e6e6e6" draw:textarea-horizontal-align="justify" draw:textarea-vertical-align="middle" draw:auto-grow-height="false" fo:min-height="3.27cm" fo:min-width="6.4cm"/>
    </style:style>
    <style:style style:name="gr21" style:family="graphic" style:parent-style-name="standard">
      <style:graphic-properties svg:stroke-color="#666666" draw:marker-start="Arrow" draw:marker-start-width="0.3cm" draw:marker-end="Circle" draw:marker-end-width="0.3cm" draw:fill="solid" draw:fill-color="#e6e6e6" draw:textarea-vertical-align="middle"/>
    </style:style>
    <style:style style:name="gr22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0.472cm" fo:min-width="3.822cm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581cm" fo:min-width="1.357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1.161cm" fo:min-width="11.586cm"/>
    </style:style>
    <style:style style:name="gr25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5.396cm" fo:min-width="6.146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1.571cm" fo:min-width="5.852cm"/>
    </style:style>
    <style:style style:name="gr27" style:family="graphic" style:parent-style-name="standard">
      <style:graphic-properties svg:stroke-color="#666666" draw:fill="solid" draw:fill-color="#cfe7f5" draw:textarea-horizontal-align="justify" draw:textarea-vertical-align="middle" draw:auto-grow-height="false" fo:min-height="5.376cm" fo:min-width="6.026cm"/>
    </style:style>
    <style:style style:name="gr28" style:family="graphic" style:parent-style-name="objectwithoutfill">
      <style:graphic-properties draw:stroke="dash" draw:stroke-dash="Ultrafine_20_Dashed" svg:stroke-color="#666666" draw:marker-end="Arrow" draw:marker-end-width="0.3cm" draw:fill="none" draw:fill-color="#e6e6e6" draw:textarea-vertical-align="middle"/>
    </style:style>
    <style:style style:name="gr29" style:family="graphic" style:parent-style-name="standard">
      <style:graphic-properties svg:stroke-color="#666666" draw:marker-start="Arrow" draw:marker-start-width="0.3cm" draw:marker-end="Arrow" draw:marker-end-width="0.3cm" draw:fill="solid" draw:fill-color="#e6e6e6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0.362cm" fo:min-width="1.434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191cm" fo:min-width="3.126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1.981cm" fo:min-width="5.79cm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2.581cm" fo:min-width="5.79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みかちゃん-PB" fo:font-size="15pt" style:font-size-asian="15pt" style:font-size-complex="15pt"/>
    </style:style>
    <style:style style:name="P3" style:family="paragraph">
      <style:text-properties style:font-name="Consolas" fo:font-size="12pt" style:font-name-asian="みかちゃん-PB" style:font-size-asian="12pt" style:font-size-complex="12pt"/>
    </style:style>
    <style:style style:name="P4" style:family="paragraph">
      <style:paragraph-properties fo:text-align="center"/>
      <style:text-properties style:font-name="みかちゃん-PB"/>
    </style:style>
    <style:style style:name="P5" style:family="paragraph">
      <style:text-properties style:font-name="Consolas" fo:font-size="14pt" style:font-name-asian="みかちゃん-PB" style:font-size-asian="14pt" style:font-size-complex="14pt"/>
    </style:style>
    <style:style style:name="P6" style:family="paragraph">
      <style:paragraph-properties fo:line-height="150%" fo:text-align="center"/>
      <style:text-properties style:font-name="Consolas" fo:font-size="12pt" style:font-name-asian="みかちゃん-PB" style:font-size-asian="12pt" style:font-size-complex="12pt"/>
    </style:style>
    <style:style style:name="P7" style:family="paragraph">
      <style:paragraph-properties fo:text-align="center"/>
      <style:text-properties style:font-name="Consolas" fo:font-size="12pt" style:font-name-asian="みかちゃん-PB" style:font-size-asian="12pt" style:font-size-complex="12pt"/>
    </style:style>
    <style:style style:name="P8" style:family="paragraph">
      <style:text-properties style:font-name="Consolas" fo:font-size="14pt" style:font-name-asian="Consolas" style:font-size-asian="14pt" style:font-size-complex="14pt"/>
    </style:style>
    <style:style style:name="P9" style:family="paragraph">
      <style:paragraph-properties fo:text-align="center"/>
      <style:text-properties style:font-name="Consolas" fo:font-size="14pt" style:font-name-asian="Consolas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color="#000000" style:font-name="みかちゃん-PB" fo:font-size="15pt" style:font-size-asian="15pt" style:font-size-complex="15pt"/>
    </style:style>
    <style:style style:name="T2" style:family="text">
      <style:text-properties style:font-name="Consolas" fo:font-size="12pt" style:font-name-asian="みかちゃん-PB" style:font-size-asian="12pt" style:font-size-complex="12pt"/>
    </style:style>
    <style:style style:name="T3" style:family="text">
      <style:text-properties style:font-name="Consolas" fo:font-size="14pt" style:font-name-asian="みかちゃん-PB" style:font-size-asian="14pt" style:font-size-complex="14pt"/>
    </style:style>
    <style:style style:name="T4" style:family="text">
      <style:text-properties style:font-name="Consolas" fo:font-size="14pt" style:font-name-asian="Consolas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nsolas" fo:font-size="14pt" fo:language="zh" fo:country="CN" fo:font-style="normal" fo:text-shadow="none" style:text-underline-style="none" fo:font-weight="normal" style:letter-kerning="true" style:font-name-asian="みかちゃん-PB" style:font-size-asian="14pt" style:font-style-asian="normal" style:font-weight-asian="normal" style:font-name-complex="Microsoft YaHe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nsolas" fo:font-size="12pt" style:font-name-asian="Consolas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nsolas" fo:font-size="12pt" fo:language="zh" fo:country="CN" fo:font-style="normal" fo:text-shadow="none" style:text-underline-style="none" fo:font-weight="normal" style:letter-kerning="true" style:font-name-asian="みかちゃん-PB" style:font-size-asian="12pt" style:font-style-asian="normal" style:font-weight-asian="normal" style:font-name-complex="Microsoft YaHe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" fo:font-size="12pt" fo:language="zh" fo:country="CN" fo:font-style="normal" fo:text-shadow="none" style:text-underline-style="none" fo:font-weight="normal" style:letter-kerning="true" style:font-name-asian="みかちゃん-PB" style:font-size-asian="12pt" style:font-style-asian="normal" style:font-weight-asian="normal" style:font-name-complex="Microsoft YaHe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4" draw:id="id4" draw:layer="layout" svg:width="3cm" svg:height="8.5cm" svg:x="1.8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1.5cm" svg:x="20.2cm" svg:y="1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3cm" svg:height="8.5cm" svg:x="6.3cm" svg:y="5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69cm" svg:height="0.78cm" svg:x="2.5cm" svg:y="5.42cm">
          <draw:text-box>
            <text:p text:style-name="P2"><text:span text:style-name="T1">Read</text:span></text:p>
          </draw:text-box>
        </draw:frame>
        <draw:frame draw:style-name="gr4" draw:text-style-name="P2" draw:layer="layout" svg:width="1.433cm" svg:height="0.78cm" svg:x="14.767cm" svg:y="5.42cm">
          <draw:text-box>
            <text:p text:style-name="P2"><text:span text:style-name="T1">Eval</text:span></text:p>
          </draw:text-box>
        </draw:frame>
        <draw:frame draw:style-name="gr5" draw:text-style-name="P2" draw:layer="layout" svg:width="1.7cm" svg:height="0.78cm" svg:x="22.7cm" svg:y="14.72cm">
          <draw:text-box>
            <text:p text:style-name="P2"><text:span text:style-name="T1">Print</text:span></text:p>
          </draw:text-box>
        </draw:frame>
        <draw:frame draw:style-name="gr6" draw:text-style-name="P3" draw:layer="layout" svg:width="2.132cm" svg:height="0.746cm" draw:transform="rotate (-0.13526301702956) translate (24.719cm 13.153cm)">
          <draw:text-box>
            <text:p text:style-name="P3"><text:span text:style-name="T2">SObject</text:span></text:p>
          </draw:text-box>
        </draw:frame>
        <draw:custom-shape draw:style-name="gr7" draw:text-style-name="P4" xml:id="id3" draw:id="id3" draw:layer="layout" svg:width="5.7cm" svg:height="0.8cm" svg:x="20.5cm" svg:y="15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2" draw:id="id2" draw:layer="layout" svg:width="5.65cm" svg:height="0.831cm" svg:x="20.55cm" svg:y="15.351cm">
          <draw:text-box>
            <text:p text:style-name="P5"><text:span text:style-name="T3">print(str(SObject))</text:span></text:p>
          </draw:text-box>
        </draw:frame>
        <draw:connector draw:style-name="gr9" draw:text-style-name="P4" draw:layer="layout" draw:type="curve" svg:x1="17.7cm" svg:y1="13.5cm" svg:x2="26.2cm" svg:y2="15.766cm" draw:start-shape="id1" draw:start-glue-point="1" draw:end-shape="id2" draw:end-glue-point="1" svg:d="M17700 13500c13500 0 9250 2266 8500 2266" svg:viewBox="0 0 9724 2267">
          <text:p/>
        </draw:connector>
        <draw:connector draw:style-name="gr10" draw:text-style-name="P4" draw:layer="layout" draw:type="curve" svg:x1="20.5cm" svg:y1="15.801cm" svg:x2="3.3cm" svg:y2="14.3cm" draw:start-shape="id3" draw:start-glue-point="3" draw:end-shape="id4" draw:end-glue-point="2" svg:d="M20500 15801c-11467 0-17200-500-17200-1501" svg:viewBox="0 0 17201 1502">
          <text:p/>
        </draw:connector>
        <draw:frame draw:style-name="gr11" draw:text-style-name="P6" draw:layer="layout" svg:width="1.666cm" svg:height="1.241cm" svg:x="4.734cm" svg:y="11.6cm">
          <draw:text-box>
            <text:p text:style-name="P6"><text:span text:style-name="T2">SExp</text:span></text:p>
            <text:p text:style-name="P7"><text:span text:style-name="T2">(AST)</text:span></text:p>
          </draw:text-box>
        </draw:frame>
        <draw:frame draw:style-name="gr4" draw:text-style-name="P3" draw:layer="layout" svg:width="4.693cm" svg:height="0.746cm" draw:transform="rotate (-0.0186750229963393) translate (9.85cm 15.01cm)">
          <draw:text-box>
            <text:p text:style-name="P3"><text:span text:style-name="T2">Loop to Read again</text:span></text:p>
          </draw:text-box>
        </draw:frame>
        <draw:custom-shape draw:style-name="gr12" draw:text-style-name="P4" draw:layer="layout" svg:width="1.8cm" svg:height="0.7cm" svg:x="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xml:id="id7" draw:id="id7" draw:layer="layout" svg:width="1.857cm" svg:height="0.831cm" svg:x="2.39cm" svg:y="7.5cm">
          <draw:text-box>
            <text:p text:style-name="P8"><text:span text:style-name="T4">parse</text:span></text:p>
          </draw:text-box>
        </draw:frame>
        <draw:custom-shape draw:style-name="gr14" draw:text-style-name="P4" draw:layer="layout" svg:width="2.1cm" svg:height="0.7cm" svg:x="2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xml:id="id5" draw:id="id5" draw:layer="layout" svg:width="2.399cm" svg:height="0.831cm" svg:x="2.074cm" svg:y="10.5cm">
          <draw:text-box>
            <text:p text:style-name="P8"><text:span text:style-name="T4">analyze</text:span></text:p>
          </draw:text-box>
        </draw:frame>
        <draw:connector draw:style-name="gr9" draw:text-style-name="P4" draw:layer="layout" draw:type="curve" svg:x1="3.273cm" svg:y1="11.331cm" svg:x2="13.3cm" svg:y2="13.5cm" draw:start-shape="id5" draw:start-glue-point="2" draw:end-shape="id1" draw:end-glue-point="3" svg:d="M3273 11331c0 1446 3342 2169 10027 2169" svg:viewBox="0 0 10028 2170">
          <text:p/>
        </draw:connector>
        <draw:connector draw:style-name="gr9" draw:text-style-name="P4" draw:layer="layout" draw:type="curve" draw:line-skew="-1.77cm -0.277cm" svg:x1="3.3cm" svg:y1="4.3cm" svg:x2="2.39cm" svg:y2="7.915cm" draw:start-shape="id6" draw:start-glue-point="6" draw:end-shape="id7" draw:end-glue-point="3" svg:d="M3300 4300c0-253-844-211-1363 756s-712 2859 453 2859" svg:viewBox="0 0 1773 3748">
          <text:p/>
        </draw:connector>
        <draw:line draw:style-name="gr9" draw:text-style-name="P4" draw:layer="layout" svg:x1="3.3cm" svg:y1="8.3cm" svg:x2="3.3cm" svg:y2="10.6cm">
          <text:p/>
        </draw:line>
        <draw:custom-shape draw:style-name="gr15" draw:text-style-name="P4" xml:id="id6" draw:id="id6" draw:layer="layout" svg:width="2.4cm" svg:height="2.7cm" svg:x="2.1cm" svg:y="1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5" draw:layer="layout" svg:width="2.399cm" svg:height="1.411cm" svg:x="2.13cm" svg:y="1.7cm">
          <draw:text-box>
            <text:p><text:span text:style-name="T5">•</text:span><text:span text:style-name="T3">stdin</text:span></text:p>
            <text:p><text:span text:style-name="T5">•</text:span><text:span text:style-name="T5">script</text:span></text:p>
          </draw:text-box>
        </draw:frame>
        <draw:custom-shape draw:style-name="gr17" draw:text-style-name="P1" xml:id="id11" draw:id="id11" draw:layer="layout" svg:width="12.2cm" svg:height="3.52cm" svg:x="6.3cm" svg:y="1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5.565cm" svg:height="0.78cm" svg:x="9.873cm" svg:y="0.82cm">
          <draw:text-box>
            <text:p text:style-name="P2"><text:span text:style-name="T1">The Global Environment</text:span></text:p>
          </draw:text-box>
        </draw:frame>
        <draw:frame draw:style-name="gr19" draw:text-style-name="P3" draw:layer="layout" svg:width="1.899cm" svg:height="0.746cm" draw:transform="rotate (1.22190500932123) translate (0.622cm 6.307cm)">
          <draw:text-box>
            <text:p text:style-name="P3"><text:span text:style-name="T2">string</text:span></text:p>
          </draw:text-box>
        </draw:frame>
        <draw:custom-shape draw:style-name="gr20" draw:text-style-name="P1" xml:id="id9" draw:id="id9" draw:layer="layout" svg:width="6.9cm" svg:height="3.52cm" svg:x="20cm" svg:y="1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3.368cm" svg:height="0.78cm" svg:x="21.87cm" svg:y="0.821cm">
          <draw:text-box>
            <text:p text:style-name="P2"><text:span text:style-name="T1"><text:s/></text:span><text:span text:style-name="T1">Environment</text:span></text:p>
          </draw:text-box>
        </draw:frame>
        <draw:line draw:style-name="gr21" draw:text-style-name="P4" draw:layer="layout" svg:x1="18.5cm" svg:y1="2.9cm" svg:x2="20.1cm" svg:y2="2.9cm">
          <text:p/>
        </draw:line>
        <draw:custom-shape draw:style-name="gr22" draw:text-style-name="P4" xml:id="id1" draw:id="id1" draw:layer="layout" svg:width="4.4cm" svg:height="0.8cm" svg:x="13.3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4.024cm" svg:height="0.831cm" svg:x="13.5cm" svg:y="13.1cm">
          <draw:text-box>
            <text:p text:style-name="P8"><text:span text:style-name="T4">eval_iterator</text:span></text:p>
          </draw:text-box>
        </draw:frame>
        <draw:frame draw:style-name="gr24" draw:text-style-name="P5" draw:layer="layout" svg:width="12.086cm" svg:height="1.411cm" svg:x="6.314cm" svg:y="1.4cm">
          <draw:text-box>
            <text:p><text:span text:style-name="T5">•</text:span><text:span text:style-name="T5">primitive procedures(+, *, load, cons...)</text:span></text:p>
            <text:p><text:span text:style-name="T5">•</text:span><text:span text:style-name="T5">'global' variables</text:span></text:p>
          </draw:text-box>
        </draw:frame>
        <draw:custom-shape draw:style-name="gr25" draw:text-style-name="P4" xml:id="id10" draw:id="id10" draw:layer="layout" svg:width="6.9cm" svg:height="5.9cm" svg:x="7cm" svg:y="6.4cm">
          <text:p/>
          <draw:enhanced-geometry svg:viewBox="0 0 21600 21600" draw:path-stretchpoint-x="10800" draw:path-stretchpoint-y="10800" draw:text-areas="?f3 ?f4 ?f5 ?f6" draw:type="round-rectangle" draw:modifiers="1599.593289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6.352cm" svg:height="1.821cm" svg:x="7.3cm" svg:y="6.5cm">
          <draw:text-box>
            <text:p text:style-name="P9"><text:span text:style-name="T4">eval</text:span></text:p>
            <text:p text:style-name="P8"><text:span text:style-name="T6">(__call__ of SExp other</text:span></text:p>
            <text:p text:style-name="P8"><text:span text:style-name="T6">than SExpApplication)</text:span></text:p>
          </draw:text-box>
        </draw:frame>
        <draw:custom-shape draw:style-name="gr27" draw:text-style-name="P4" xml:id="id8" draw:id="id8" draw:layer="layout" svg:width="6.8cm" svg:height="5.9cm" svg:x="17.1cm" svg:y="6.4cm">
          <text:p/>
          <draw:enhanced-geometry svg:viewBox="0 0 21600 21600" draw:path-stretchpoint-x="10800" draw:path-stretchpoint-y="10800" draw:text-areas="?f3 ?f4 ?f5 ?f6" draw:type="round-rectangle" draw:modifiers="1723.978624375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6.556cm" svg:height="1.326cm" svg:x="17.2cm" svg:y="6.5cm">
          <draw:text-box>
            <text:p text:style-name="P9"><text:span text:style-name="T4">apply</text:span></text:p>
            <text:p text:style-name="P8"><text:span text:style-name="T6">(SExpApplication.__call__)</text:span></text:p>
          </draw:text-box>
        </draw:frame>
        <draw:connector draw:style-name="gr28" draw:text-style-name="P4" draw:layer="layout" draw:type="curve" draw:line-skew="0.881cm -0.892cm" svg:x1="23.9cm" svg:y1="9.35cm" svg:x2="23.45cm" svg:y2="4.701cm" draw:start-shape="id8" draw:start-glue-point="1" draw:end-shape="id9" draw:end-glue-point="2" svg:d="M23900 9350c2074 0 1729-2346 1098-3524s-1548-1188-1548-1125" svg:viewBox="0 0 2035 4671">
          <text:p/>
        </draw:connector>
        <draw:line draw:style-name="gr29" draw:text-style-name="P4" draw:layer="layout" svg:x1="13.8cm" svg:y1="12.2cm" svg:x2="15.5cm" svg:y2="13.1cm">
          <text:p/>
        </draw:line>
        <draw:line draw:style-name="gr29" draw:text-style-name="P4" draw:layer="layout" svg:x1="15.4cm" svg:y1="13.1cm" svg:x2="17.2cm" svg:y2="12.2cm">
          <text:p/>
        </draw:line>
        <draw:frame draw:style-name="gr24" draw:text-style-name="P5" draw:layer="layout" svg:width="12.086cm" svg:height="1.411cm" svg:x="20.1cm" svg:y="1.4cm">
          <draw:text-box>
            <text:p><text:span text:style-name="T5">•</text:span><text:span text:style-name="T5">procedure arguments</text:span></text:p>
            <text:p><text:span text:style-name="T5">•</text:span><text:span text:style-name="T5">'local' variables</text:span></text:p>
          </draw:text-box>
        </draw:frame>
        <draw:frame draw:style-name="gr30" draw:text-style-name="P3" draw:layer="layout" svg:width="3.529cm" svg:height="0.746cm" draw:transform="rotate (-1.19502693884052) translate (25.195cm 4.533cm)">
          <draw:text-box>
            <text:p text:style-name="P3"><text:span text:style-name="T2">Create/update</text:span></text:p>
          </draw:text-box>
        </draw:frame>
        <draw:connector draw:style-name="gr9" draw:text-style-name="P4" draw:layer="layout" draw:type="curve" svg:x1="10.45cm" svg:y1="6.4cm" svg:x2="12.4cm" svg:y2="4.7cm" draw:start-shape="id10" draw:start-glue-point="0" draw:end-shape="id11" draw:end-glue-point="2" svg:d="M10450 6400c0-1275 1950-425 1950-1700" svg:viewBox="0 0 1951 1701">
          <text:p/>
        </draw:connector>
        <draw:frame draw:style-name="gr31" draw:text-style-name="P6" draw:layer="layout" svg:width="3.995cm" svg:height="0.746cm" svg:x="9.89cm" svg:y="4.959cm">
          <draw:text-box>
            <text:p text:style-name="P6"><text:span text:style-name="T2">variable lookup</text:span></text:p>
          </draw:text-box>
        </draw:frame>
        <draw:frame draw:style-name="gr32" draw:text-style-name="P5" draw:layer="layout" svg:width="6.29cm" svg:height="2.231cm" svg:x="17.31cm" svg:y="7.9cm">
          <draw:text-box>
            <text:p text:style-name="P10"><text:span text:style-name="T7">•</text:span><text:span text:style-name="T7">SContinuation</text:span></text:p>
            <text:p text:style-name="P10"><text:span text:style-name="T7">•</text:span><text:span text:style-name="T7">SCompoundProc</text:span></text:p>
            <text:p text:style-name="P10"><text:span text:style-name="T8">•</text:span><text:span text:style-name="T8">SP</text:span><text:span text:style-name="T7">rimitiveProc</text:span></text:p>
          </draw:text-box>
        </draw:frame>
        <draw:frame draw:style-name="gr33" draw:text-style-name="P5" draw:layer="layout" svg:width="6.29cm" svg:height="2.831cm" svg:x="7.31cm" svg:y="8.369cm">
          <draw:text-box>
            <text:p text:style-name="P10"><text:span text:style-name="T7">•</text:span><text:span text:style-name="T7">SSymbol</text:span></text:p>
            <text:p text:style-name="P10"><text:span text:style-name="T8">•</text:span><text:span text:style-name="T8">SNumber</text:span></text:p>
            <text:p text:style-name="P10"><text:span text:style-name="T8">•</text:span><text:span text:style-name="T8">SExpDefinition</text:span></text:p>
            <text:p text:style-name="P10"><text:span text:style-name="T8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Consolas" svg:font-family="Consolas" style:font-family-generic="modern" style:font-pitch="fixed"/>
    <style:font-face style:name="みかちゃん-PB" svg:font-family="みかちゃん-P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10:46:57.986000000</meta:creation-date>
    <dc:date>2015-07-19T16:19:05.293000000</dc:date>
    <meta:editing-duration>PT12M54S</meta:editing-duration>
    <meta:editing-cycles>1</meta:editing-cycles>
    <meta:document-statistic meta:object-count="44"/>
    <meta:generator>LibreOffice/4.3.5.2$Windows_x86 LibreOffice_project/3a87456aaa6a95c63eea1c1b3201acedf0751bd5</meta:generator>
  </office:meta>
</office:document-meta>
</file>